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2dce3c" officeooo:paragraph-rsid="0004239d"/>
    </style:style>
    <style:style style:name="P5" style:family="paragraph" style:parent-style-name="Standard">
      <style:text-properties officeooo:paragraph-rsid="0004239d"/>
    </style:style>
    <style:style style:name="P6" style:family="paragraph" style:parent-style-name="Text_20_body">
      <style:text-properties officeooo:rsid="00003d7d" officeooo:paragraph-rsid="000198fb"/>
    </style:style>
    <style:style style:name="P7" style:family="paragraph" style:parent-style-name="Text_20_body">
      <style:text-properties officeooo:rsid="00003d7d" officeooo:paragraph-rsid="00032c40"/>
    </style:style>
    <style:style style:name="P8" style:family="paragraph" style:parent-style-name="Text_20_body">
      <style:text-properties officeooo:rsid="000198fb" officeooo:paragraph-rsid="00032c40"/>
    </style:style>
    <style:style style:name="P9" style:family="paragraph" style:parent-style-name="Text_20_body">
      <style:text-properties officeooo:rsid="000198fb" officeooo:paragraph-rsid="0006fcf1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42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6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9">Вже зараз на підприємствах замість людей працюють роботи-автома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8">Де ж тоді виявляти свої здібності? У сфері персональних послуг. <text:span text:style-name="T4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ї креативності. </text:span></text:p>
      <text:p text:style-name="P11"><text:span text:style-name="T3">Не йдеться про те, щоб бу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5"><text:span text:style-name="T8">Займатися тим, що надихає і робить життя людей кращим — в цьому і є сенс. “Мы рождены для вдохновенья” - так у вірші </text:span><text:span text:style-name="T10">Поет і натовп</text:span><text:span text:style-name="T8"> висловився поет-легенда Олександр Пушкін.</text:span></text:p>
      <text:p text:style-name="P4">Школа потрібна для того, щоб підготувати учнів саме для такого - <text:span text:style-name="T5">натхненного та осмисленого</text:span> життя.</text:p>
      <text:p text:style-name="P4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11:04.959419483</dc:date>
    <meta:editing-duration>PT5M37S</meta:editing-duration>
    <meta:editing-cycles>5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30" meta:character-count="3038" meta:non-whitespace-character-count="2603"/>
  </office:meta>
</office:document-meta>
</file>